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6402D6C7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in" fo:margin-left="0in" fo:margin-top="0in" fo:margin-bottom="0in" table:align="left" style:writing-mode="lr-tb"/>
    </style:style>
    <style:style style:name="Table1.A" style:family="table-column">
      <style:table-column-properties style:column-width="1.4111in"/>
    </style:style>
    <style:style style:name="Table1.B" style:family="table-column">
      <style:table-column-properties style:column-width="2.5889in"/>
    </style:style>
    <style:style style:name="Table1.C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0299in" fo:padding-bottom="0.2in" fo:border-left="none" fo:border-right="none" fo:border-top="0.5pt solid #a6a6a6" fo:border-bottom="0.5pt solid #a6a6a6" style:writing-mode="lr-tb"/>
    </style:style>
    <style:style style:name="Table1.A4" style:family="table-cell">
      <style:table-cell-properties fo:padding-left="0.0799in" fo:padding-right="0.0799in" fo:padding-top="0.0299in" fo:padding-bottom="0.2in" fo:border-left="none" fo:border-right="none" fo:border-top="0.5pt solid #a6a6a6" fo:border-bottom="none" style:writing-mode="lr-tb"/>
    </style:style>
    <style:style style:name="P1" style:family="paragraph" style:parent-style-name="Meeting_20_Title">
      <style:text-properties officeooo:rsid="0013ca30" officeooo:paragraph-rsid="0013ca30"/>
    </style:style>
    <style:style style:name="P2" style:family="paragraph" style:parent-style-name="Date_20__26__20_Time">
      <style:text-properties officeooo:paragraph-rsid="0013ca30"/>
    </style:style>
    <style:style style:name="P3" style:family="paragraph" style:parent-style-name="Agenda_20_Information">
      <style:text-properties fo:font-size="11pt" style:font-size-asian="11pt"/>
    </style:style>
    <style:style style:name="P4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paragraph-rsid="0013ca30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5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rsid="0013ca30" officeooo:paragraph-rsid="0013ca30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6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Event">
      <style:paragraph-properties fo:margin-top="0in" fo:margin-bottom="0.0555in" style:contextual-spacing="false" fo:text-align="start" style:justify-single-word="false" fo:orphans="2" fo:widows="2"/>
      <style:text-properties style:font-name="Calibri" fo:language="en" fo:country="US" officeooo:rsid="0013ca30" officeooo:paragraph-rsid="0013ca30" style:letter-kerning="false" style:font-name-asian="Calibri1" style:language-asian="en" style:country-asian="US" style:font-name-complex="F" style:font-size-complex="11pt" style:language-complex="ar" style:country-complex="SA"/>
    </style:style>
    <style:style style:name="P8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officeooo:rsid="0013ca30" officeooo:paragraph-rsid="0013ca3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Event_20_-_20_Bold">
      <style:paragraph-properties fo:margin-top="0in" fo:margin-bottom="0.0555in" style:contextual-spacing="false" fo:text-align="start" style:justify-single-word="false" fo:orphans="2" fo:widows="2"/>
      <style:text-properties style:font-name="Calibri" fo:font-size="11pt" fo:language="en" fo:country="US" fo:font-weight="normal" officeooo:rsid="0013ca30" officeooo:paragraph-rsid="0013ca30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10" style:family="paragraph" style:parent-style-name="Additional_20_Information">
      <style:text-properties officeooo:paragraph-rsid="0013ca30"/>
    </style:style>
    <style:style style:name="T1" style:family="text">
      <style:text-properties fo:font-size="11pt" style:font-size-asian="11pt"/>
    </style:style>
    <style:style style:name="T2" style:family="text">
      <style:text-properties style:use-window-font-color="true" loext:opacity="0%" officeooo:rsid="0013ca30"/>
    </style:style>
    <style:style style:name="T3" style:family="text">
      <style:text-properties style:use-window-font-color="true" loext:opacity="0%" fo:font-size="11pt" officeooo:rsid="0013ca30" style:font-size-asian="11pt"/>
    </style:style>
    <style:style style:name="T4" style:family="text">
      <style:text-properties officeooo:rsid="0013ca30"/>
    </style:style>
    <style:style style:name="T5" style:family="text">
      <style:text-properties fo:font-size="11pt" officeooo:rsid="0013ca30" style:font-size-asian="11pt"/>
    </style:style>
    <style:style style:name="T6" style:family="text">
      <style:text-properties style:use-window-font-color="true" loext:opacity="0%" fo:font-size="11pt" style:font-size-asian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loext:marker-style-name="T1"><text:span text:style-name="T1">Meeting with Sean</text:span></text:h>
      <text:p text:style-name="Date_20__26__20_Time" loext:marker-style-name="T1"><field:fieldmark-start text:name="__Fieldmark__5_2327553270" field:type="vnd.oasis.opendocument.field.FORMDATE"><field:param field:name="DateField_CurrentDate" field:value="2026-01-08"/><field:param field:name="DateField_DateFormat" field:value="M/d/yyyy"/><field:param field:name="DateField_DateFormat_Language" field:value="en-US"/></field:fieldmark-start><field:fieldmark-separator/><text:span text:style-name="T1">1/8/2026</text:span><field:fieldmark-end/></text:p>
      <text:p text:style-name="P2" loext:marker-style-name="T1"><text:bookmark-start text:name="_GoBack"/><text:span text:style-name="Placeholder_20_Text"><text:span text:style-name="T2">1</text:span></text:span><text:bookmark-end text:name="_GoBack"/><text:span text:style-name="Placeholder_20_Text"><text:span text:style-name="T2">:30pm – 3:30pm</text:span></text:span></text:p>
      <text:p text:style-name="Agenda_20_Information" loext:marker-style-name="T1"><text:span text:style-name="T1">Attendees: </text:span><text:span text:style-name="Placeholder_20_Text"><text:span text:style-name="T3">Max, Caleb, Sean</text:span></text:span></text:p>
      <text:p text:style-name="P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 loext:marker-style-name="T1"><text:span text:style-name="Placeholder_20_Text"><text:span text:style-name="T3">1:30 – 1:45pm</text:span></text:span></text:p>
          </table:table-cell>
          <table:table-cell table:style-name="Table1.A1" office:value-type="string">
            <text:p text:style-name="P5" loext:marker-style-name="T1"><text:span text:style-name="T1">Greet Sean</text:span></text:p>
            <text:p text:style-name="P4"><text:span text:style-name="T4">Give Sean time to get into class and get himself prepared</text:span></text:p>
          </table:table-cell>
          <table:table-cell table:style-name="Table1.A1" office:value-type="string">
            <text:p text:style-name="P6" loext:marker-style-name="T1"/>
            <text:p text:style-name="P7" loext:marker-style-name="T1"><text:span text:style-name="T1">Forrester Hall – Room 308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1"><text:span text:style-name="Placeholder_20_Text"><text:span text:style-name="T3">1:45 – 2:00pm</text:span></text:span></text:p>
          </table:table-cell>
          <table:table-cell table:style-name="Table1.A1" office:value-type="string">
            <text:p text:style-name="P5" loext:marker-style-name="T1"><text:span text:style-name="T1">Showcase our documentation</text:span></text:p>
            <text:p text:style-name="P4"><text:span text:style-name="T5">We will discuss our documentation with Sean</text:span></text:p>
          </table:table-cell>
          <table:table-cell table:style-name="Table1.A1" office:value-type="string">
            <text:p text:style-name="P6" loext:marker-style-name="T1"/>
            <text:p text:style-name="P7" loext:marker-style-name="T1"><text:span text:style-name="Placeholder_20_Text"><text:span text:style-name="T3">Forrester Hall – Room 308</text:span></text:span></text:p>
          </table:table-cell>
        </table:table-row>
        <table:table-row table:style-name="Table1.1">
          <table:table-cell table:style-name="Table1.A1" office:value-type="string">
            <text:p text:style-name="P4" loext:marker-style-name="T1"><text:span text:style-name="Placeholder_20_Text"><text:span text:style-name="T3">2:00pm – 2:10pm</text:span></text:span></text:p>
          </table:table-cell>
          <table:table-cell table:style-name="Table1.A1" office:value-type="string">
            <text:p text:style-name="P8" loext:marker-style-name="T1">Asking questions</text:p>
            <text:p text:style-name="P9">We will present Sean with questions for him to relay to Mr. Yutani and thank him for his time</text:p>
          </table:table-cell>
          <table:table-cell table:style-name="Table1.A1" office:value-type="string">
            <text:p text:style-name="P6" loext:marker-style-name="T1"/>
            <text:p text:style-name="P7" loext:marker-style-name="T1"><text:span text:style-name="Placeholder_20_Text"><text:span text:style-name="T6">Forrester Hall – Room 308</text:span></text:span></text:p>
          </table:table-cell>
        </table:table-row>
        <table:table-row table:style-name="Table1.1">
          <table:table-cell table:style-name="Table1.A4" office:value-type="string">
            <text:p text:style-name="P4" loext:marker-style-name="T6"><text:span text:style-name="Placeholder_20_Text"><text:span text:style-name="T3">2:10pm – 3:30pm</text:span></text:span></text:p>
          </table:table-cell>
          <table:table-cell table:style-name="Table1.A4" office:value-type="string">
            <text:p text:style-name="P8" loext:marker-style-name="T1">Wrap up</text:p>
            <text:p text:style-name="P9">We will get together to start on the project, if it has been accepted</text:p>
          </table:table-cell>
          <table:table-cell table:style-name="Table1.A4" office:value-type="string">
            <text:p text:style-name="P6" loext:marker-style-name="T1"/>
            <text:p text:style-name="P7" loext:marker-style-name="T1"><text:span text:style-name="Placeholder_20_Text"><text:span text:style-name="T3">Forrester Hall – Room 308</text:span></text:span></text:p>
          </table:table-cell>
        </table:table-row>
      </table:table>
      <text:h text:style-name="Meeting_20_Title" text:outline-level="2" loext:marker-style-name="T1"><text:span text:style-name="T1">Additional Information:</text:span><text:span text:style-name="T1"/></text:h>
      <text:p text:style-name="P10"><text:span text:style-name="Placeholder_20_Text"><text:span text:style-name="T2">Delays may be expected as Sean will need to spend time with other group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9pt" style:font-size-asian="9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left="-0.0598in" fo:margin-top="0in" fo:margin-bottom="0.278in" style:contextual-spacing="false" fo:line-height="150%"/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22in" fo:margin-bottom="0in" style:contextual-spacing="false"/>
      <style:text-properties fo:font-weight="bold" style:font-weight-asian="bold"/>
    </style:style>
    <style:style style:name="Event_20_-_20_Bold" style:display-name="Event - Bold" style:family="paragraph" style:parent-style-name="Event">
      <style:text-properties fo:font-weight="bold" style:font-weight-asian="bold"/>
    </style:style>
    <style:style style:name="Date_20__26__20_Time" style:display-name="Date &amp; Time" style:family="paragraph" style:parent-style-name="Standard">
      <style:paragraph-properties fo:margin-top="0in" fo:margin-bottom="0.2083in" style:contextual-spacing="true"/>
    </style:style>
    <style:style style:name="Agenda_20_Information" style:display-name="Agenda Information" style:family="paragraph" style:parent-style-name="Standard">
      <style:paragraph-properties fo:margin-top="0in" fo:margin-bottom="0.4165in" style:contextual-spacing="true" fo:line-height="140%"/>
    </style:style>
    <style:style style:name="Event" style:family="paragraph" style:parent-style-name="Standard">
      <style:paragraph-properties fo:margin-top="0in" fo:margin-bottom="0.0555in" style:contextual-spacing="false"/>
    </style:style>
    <style:style style:name="Additional_20_Information" style:display-name="Additional Information" style:family="paragraph" style:parent-style-name="Agenda_20_Information">
      <style:paragraph-properties fo:margin-top="0in" fo:margin-bottom="0.0835in" style:contextual-spacing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genda_20_Heading" style:display-name="Agenda Heading" style:family="paragraph" style:parent-style-name="Standard" style:default-outline-level="1" style:list-style-name="">
      <style:paragraph-properties fo:margin-left="-0.0598in" fo:margin-top="0in" fo:margin-bottom="0.278in" style:contextual-spacing="false" fo:line-height="150%"/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Meeting_20_Title" style:display-name="Meeting Title" style:family="paragraph" style:parent-style-name="Standard" style:default-outline-level="2" style:list-style-name="">
      <style:paragraph-properties fo:margin-top="0.222in" fo:margin-bottom="0in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laceholderAutotext_5f_58" style:display-name="PlaceholderAutotext_58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d9d9d9" loext:opacity="100%" fo:font-size="48pt" style:font-size-asian="48pt" style:font-size-complex="48pt">
        <loext:char-complex-color loext:theme-type="light1" loext:color-type="theme">
          <loext:transformation loext:type="shade" loext:value="1490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font-size="9pt" fo:font-weight="bold" style:font-size-asian="9pt" style:font-weight-asian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 loext:linked-style-name="Header">
      <style:text-properties fo:font-size="9pt" style:font-size-asian="9pt"/>
    </style:style>
    <style:style style:name="Footer_20_Char" style:display-name="Footer Char" style:family="text" style:parent-style-name="Default_20_Paragraph_20_Font" loext:linked-style-name="Footer">
      <style:text-properties fo:font-size="9pt" style:font-size-asian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6in" fo:margin-left="0in" fo:margin-top="0in" fo:margin-bottom="0in" table:align="left" style:writing-mode="lr-tb"/>
    </style:style>
    <style:style style:name="Table2.A" style:family="table-column">
      <style:table-column-properties style:column-width="3.0347in"/>
    </style:style>
    <style:style style:name="Table2.B" style:family="table-column">
      <style:table-column-properties style:column-width="2.96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font-size-complex="11pt" style:language-complex="ar" style:country-complex="SA"/>
    </style:style>
    <style:style style:name="MT1" style:family="text">
      <style:text-properties fo:color="#bfbfbf" loext:opacity="100%">
        <loext:char-complex-color loext:theme-type="light1" loext:color-type="theme">
          <loext:transformation loext:type="shade" loext:value="2509"/>
        </loext:char-complex-color>
      </style:text-properties>
    </style:style>
    <style:style style:name="MT2" style:family="text">
      <style:text-properties fo:color="#bfbfbf" loext:opacity="100%" fo:font-size="48pt" style:font-size-asian="48pt">
        <loext:char-complex-color loext:theme-type="light1" loext:color-type="theme">
          <loext:transformation loext:type="shade" loext:value="2509"/>
        </loext:char-complex-color>
      </style:text-properties>
    </style:style>
    <style:style style:name="MT3" style:family="text">
      <style:text-properties fo:color="#1f497d" loext:opacity="100%" fo:font-weight="bold" style:font-weight-asian="bold">
        <loext:char-complex-color loext:theme-type="dark2" loext:color-type="theme"/>
      </style:text-properties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 loext:marker-style-name="MT1"><text:span text:style-name="MT2">Agenda</text:span><text:span text:style-name="MT2"/></text:p>
            </table:table-cell>
            <table:table-cell table:style-name="Table2.A1" office:value-type="string">
              <text:p text:style-name="MP2"><draw:frame draw:style-name="Mfr1" draw:name="Picture 2" text:anchor-type="char" svg:x="1.2272in" svg:y="0.0661in" svg:width="1.6047in" svg:height="0.6398in" draw:z-index="0"><draw:image xlink:href="Pictures/10000000000000FA0000006402D6C7BC.png" xlink:type="simple" xlink:show="embed" xlink:actuate="onLoad" draw:mime-type="image/png"/><svg:desc>nscc</svg:desc></draw:frame><text:s/></text:p>
              <text:p text:style-name="MP2"/>
              <text:p text:style-name="MP2"/>
              <text:p text:style-name="MP2"/>
              <text:p text:style-name="MP2" loext:marker-style-name="MT3"><text:span text:style-name="MT3">Capstone Project</text:span><text:span text:style-name="MT3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eeting agenda</dc:title>
    <meta:initial-creator>Author</meta:initial-creator>
    <meta:editing-cycles>6</meta:editing-cycles>
    <meta:print-date>2006-08-01T17:47:00</meta:print-date>
    <meta:creation-date>2015-12-07T15:36:00</meta:creation-date>
    <dc:date>2026-01-07T12:27:12.447516691</dc:date>
    <meta:editing-duration>PT9M23S</meta:editing-duration>
    <meta:generator>LibreOffice/25.8.4.2$Linux_X86_64 LibreOffice_project/580$Build-2</meta:generator>
    <meta:document-statistic meta:table-count="2" meta:image-count="1" meta:object-count="0" meta:page-count="1" meta:paragraph-count="25" meta:word-count="113" meta:character-count="663" meta:non-whitespace-character-count="564"/>
    <meta:user-defined meta:name="AppVersion">16.0000</meta:user-defined>
    <meta:user-defined meta:name="_TemplateID">TC101695579990</meta:user-defined>
    <meta:template xlink:type="simple" xlink:actuate="onRequest" xlink:title="C:\Users\w0090347\AppData\Roaming\Microsoft\Templates\Meeting agenda.dotx" xlink:href=""/>
  </office:meta>
</office:document-meta>
</file>